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Decoder.decode( Publisher &lt; DataBuffer &gt; inputStream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der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der.canDe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ecoder.Resource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d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ecoder.decode( DataBuffer dataBuffer , ResolvableType elementType , @ Nullable MimeType mimeType , @ Nullable Map &lt; String , Object &gt; hi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